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style:writing-mode="lr-tb"/>
    </style:style>
    <style:style style:name="P2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font-name="Arial" fo:font-size="9.89999961853027pt" fo:font-weight="normal"/>
    </style:style>
    <style:style style:name="P3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font-name="Arial" fo:font-size="9.89999961853027pt"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14%" style:writing-mode="lr-tb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14%" style:writing-mode="lr-tb"/>
      <style:text-properties officeooo:rsid="001f1248" officeooo:paragraph-rsid="001f1248"/>
    </style:style>
    <style:style style:name="T1" style:family="text">
      <style:text-properties officeooo:rsid="001d6081"/>
    </style:style>
    <style:style style:name="T2" style:family="text">
      <style:text-properties officeooo:rsid="001def7f"/>
    </style:style>
    <style:style style:name="T3" style:family="text">
      <style:text-properties officeooo:rsid="001f124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Lab 2 flat strap</text:p>
        <text:p text:style-name="P4"/>
        <text:p text:style-name="P2"><text:span text:style-name="T2">In</text:span> StrappApp.ts, add another view and display it. Just one. This will be timeboxed, you may not finish this lab.</text:p>
        <text:p text:style-name="P2"><text:span text:style-name="T3">T</text:span>he view has been sectioned of <text:span text:style-name="T2">in the views folder.</text:span></text:p>
        <text:p text:style-name="P5">Note the setupPosSignal() is in /latest/blueGrass – it fires a signal when user scrolls.</text:p>
        <text:p text:style-name="P5">If we had time, you could pop view names from an array.</text:p>
        <text:p text:style-name="P1"/>
        <text:p text:style-name="P2">Optional: View a <text:span text:style-name="T2">'sub'</text:span> view <text:span text:style-name="T2">in views</text:span> in Dreamweaver with <text:span text:style-name="T1">'</text:span>add css<text:span text:style-name="T1">'</text:span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size="18pt" fo:font-weight="bold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5:40:56.21</meta:creation-date>
    <dc:date>2013-09-09T16:12:14.069787000</dc:date>
    <meta:editing-duration>PT46S</meta:editing-duration>
    <meta:editing-cycles>4</meta:editing-cycles>
    <meta:document-statistic meta:table-count="0" meta:image-count="0" meta:object-count="0" meta:page-count="1" meta:paragraph-count="6" meta:word-count="71" meta:character-count="389" meta:non-whitespace-character-count="323"/>
  </office:meta>
</office:document-meta>
</file>